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odigo</text:p>
          </table:table-cell>
          <table:table-cell table:style-name="ce1" office:value-type="string" calcext:value-type="string">
            <text:p>Posicao</text:p>
          </table:table-cell>
          <table:table-cell table:style-name="ce1" office:value-type="string" calcext:value-type="string">
            <text:p>Referencia</text:p>
          </table:table-cell>
          <table:table-cell table:number-columns-repeated="1021"/>
        </table:table-row>
        <table:table-row table:style-name="ro1">
          <table:table-cell table:style-name="ce1" office:value-type="float" office:value="1115674" calcext:value-type="float">
            <text:p>1115674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01414" calcext:value-type="float">
            <text:p>110141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26035" calcext:value-type="float">
            <text:p>112603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096186" calcext:value-type="float">
            <text:p>109618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076163" calcext:value-type="float">
            <text:p>1076163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098672" calcext:value-type="float">
            <text:p>109867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081123" calcext:value-type="float">
            <text:p>1081123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26000" calcext:value-type="float">
            <text:p>112600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27493" calcext:value-type="float">
            <text:p>1127493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15667" calcext:value-type="float">
            <text:p>1115667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083089" calcext:value-type="float">
            <text:p>1083089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04805" calcext:value-type="float">
            <text:p>1104805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16605" calcext:value-type="float">
            <text:p>1116605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097061" calcext:value-type="float">
            <text:p>1097061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08182" calcext:value-type="float">
            <text:p>110818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096348" calcext:value-type="float">
            <text:p>1096348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11994" calcext:value-type="float">
            <text:p>1111994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095990" calcext:value-type="float">
            <text:p>1095990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09279" calcext:value-type="float">
            <text:p>1109279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13075" calcext:value-type="float">
            <text:p>1113075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097913" calcext:value-type="float">
            <text:p>109791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076777" calcext:value-type="float">
            <text:p>1076777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5048005" calcext:value-type="float">
            <text:p>5048005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5062501" calcext:value-type="float">
            <text:p>5062501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5048006" calcext:value-type="float">
            <text:p>5048006</text:p>
          </table:table-cell>
          <table:table-cell table:number-columns-repeated="1021"/>
        </table:table-row>
        <table:table-row table:style-name="ro1">
          <table:table-cell table:style-name="ce1" office:value-type="float" office:value="1125455" calcext:value-type="float">
            <text:p>1125455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05912" calcext:value-type="float">
            <text:p>1105912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/>
          <table:table-cell table:style-name="ce1" office:value-type="float" office:value="28" calcext:value-type="float">
            <text:p>28</text:p>
          </table:table-cell>
          <table:table-cell table:style-name="ce1" office:value-type="float" office:value="5048012" calcext:value-type="float">
            <text:p>5048012</text:p>
          </table:table-cell>
          <table:table-cell table:number-columns-repeated="1021"/>
        </table:table-row>
        <table:table-row table:style-name="ro1">
          <table:table-cell table:style-name="ce1" office:value-type="float" office:value="1109108" calcext:value-type="float">
            <text:p>1109108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18301" calcext:value-type="float">
            <text:p>1118301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19222" calcext:value-type="float">
            <text:p>1119222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093631" calcext:value-type="float">
            <text:p>1093631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16126" calcext:value-type="float">
            <text:p>1116126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11435" calcext:value-type="float">
            <text:p>1111435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05907" calcext:value-type="float">
            <text:p>110590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05900" calcext:value-type="float">
            <text:p>1105900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13155" calcext:value-type="float">
            <text:p>1113155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29771" calcext:value-type="float">
            <text:p>112977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05898" calcext:value-type="float">
            <text:p>1105898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13602" calcext:value-type="float">
            <text:p>1113602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19815" calcext:value-type="float">
            <text:p>1119815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05908" calcext:value-type="float">
            <text:p>1105908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19030" calcext:value-type="float">
            <text:p>1119030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078346" calcext:value-type="float">
            <text:p>1078346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/>
          <table:table-cell table:style-name="ce1" office:value-type="float" office:value="45" calcext:value-type="float">
            <text:p>45</text:p>
          </table:table-cell>
          <table:table-cell table:style-name="ce1" office:value-type="float" office:value="6062619" calcext:value-type="float">
            <text:p>6062619</text:p>
          </table:table-cell>
          <table:table-cell table:number-columns-repeated="1021"/>
        </table:table-row>
        <table:table-row table:style-name="ro1">
          <table:table-cell table:style-name="ce1" office:value-type="float" office:value="1117893" calcext:value-type="float">
            <text:p>1117893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19824" calcext:value-type="float">
            <text:p>1119824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05673" calcext:value-type="float">
            <text:p>1105673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12044" calcext:value-type="float">
            <text:p>1112044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10261" calcext:value-type="float">
            <text:p>1110261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29783" calcext:value-type="float">
            <text:p>1129783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29770" calcext:value-type="float">
            <text:p>1129770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17931" calcext:value-type="float">
            <text:p>1117931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float" office:value="1109805" calcext:value-type="float">
            <text:p>1109805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number-columns-repeated="1021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1" meta:object-count="0"/>
    <meta:generator>LibreOfficeDev/6.0.5.2$Linux_X86_64 LibreOffice_project/</meta:generator>
  </office:meta>
</office:document-meta>
</file>